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9a09" officeooo:paragraph-rsid="00029a09"/>
    </style:style>
    <style:style style:name="P2" style:family="paragraph" style:parent-style-name="Standard">
      <style:text-properties officeooo:rsid="00046b08" officeooo:paragraph-rsid="00046b08"/>
    </style:style>
    <style:style style:name="P3" style:family="paragraph" style:parent-style-name="Standard" style:list-style-name="L1">
      <style:text-properties officeooo:rsid="00046b08" officeooo:paragraph-rsid="00046b08"/>
    </style:style>
    <style:style style:name="P4" style:family="paragraph" style:parent-style-name="Standard">
      <style:text-properties officeooo:rsid="0005ad92" officeooo:paragraph-rsid="0005ad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video 9</text:p>
      <text:p text:style-name="P1"/>
      <text:p text:style-name="P1">Contnrolling microbes</text:p>
      <text:p text:style-name="P1"/>
      <text:p text:style-name="P1">keep them from what they do naturally growing on food and growing on us</text:p>
      <text:p text:style-name="P1"/>
      <text:p text:style-name="P1">cooking kills most microbes</text:p>
      <text:p text:style-name="P1"/>
      <text:p text:style-name="P1">control methods</text:p>
      <text:p text:style-name="P1">physical</text:p>
      <text:p text:style-name="P1">chemical</text:p>
      <text:p text:style-name="P1"/>
      <text:p text:style-name="P1">clean and separate</text:p>
      <text:p text:style-name="P1"/>
      <text:p text:style-name="P1">canning heat and pressure sterilizes </text:p>
      <text:p text:style-name="P1"/>
      <text:p text:style-name="P2">disinfection – inanimate objects</text:p>
      <text:p text:style-name="P2">antisepsis – organisms</text:p>
      <text:p text:style-name="P2">endospores may survive</text:p>
      <text:p text:style-name="P2"/>
      <text:p text:style-name="P2">sterilization – kills all microbes</text:p>
      <text:p text:style-name="P2"/>
      <text:p text:style-name="P2"/>
      <text:p text:style-name="P2">isolation</text:p>
      <text:list xml:id="list57812750994774598" text:style-name="L1">
        <text:list-item>
          <text:p text:style-name="P3">standard precautions – washing hands</text:p>
        </text:list-item>
        <text:list-item>
          <text:p text:style-name="P3">contact precautions – gloves and gown</text:p>
        </text:list-item>
        <text:list-item>
          <text:p text:style-name="P3">droplett precautions – mask</text:p>
        </text:list-item>
        <text:list-item>
          <text:p text:style-name="P3">airborne precautions – measels, chicken pox, tuberculosis – isolation</text:p>
        </text:list-item>
      </text:list>
      <text:p text:style-name="P2"/>
      <text:p text:style-name="P2">surgery</text:p>
      <text:p text:style-name="P2"/>
      <text:p text:style-name="P4">prevention and diseas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9S</meta:editing-duration>
    <meta:editing-cycles>3</meta:editing-cycles>
    <meta:generator>LibreOffice/5.2.3.3$Windows_x86 LibreOffice_project/d54a8868f08a7b39642414cf2c8ef2f228f780cf</meta:generator>
    <dc:date>2017-07-30T13:24:43.787000000</dc:date>
    <meta:document-statistic meta:table-count="0" meta:image-count="0" meta:object-count="0" meta:page-count="1" meta:paragraph-count="20" meta:word-count="75" meta:character-count="539" meta:non-whitespace-character-count="479"/>
    <meta:user-defined meta:name="Info 1"/>
    <meta:user-defined meta:name="Info 2"/>
    <meta:user-defined meta:name="Info 3"/>
    <meta:user-defined meta:name="Info 4"/>
  </office:meta>
</office:document-meta>
</file>